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ndara" fo:font-size="12pt" fo:font-weight="bold" officeooo:rsid="00129d9c" officeooo:paragraph-rsid="00129d9c" style:font-size-asian="10.5pt" style:font-weight-asian="bold" style:font-size-complex="12pt" style:font-weight-complex="bold"/>
    </style:style>
    <style:style style:name="P2" style:family="paragraph" style:parent-style-name="Standard">
      <style:text-properties style:font-name="Candara" fo:font-size="14pt" fo:font-weight="bold" officeooo:rsid="00129d9c" officeooo:paragraph-rsid="00129d9c" style:font-size-asian="14pt" style:font-weight-asian="bold" style:font-size-complex="14pt" style:font-weight-complex="bold"/>
    </style:style>
    <style:style style:name="P3" style:family="paragraph" style:parent-style-name="Standard">
      <style:text-properties style:font-name="Calibri" fo:font-size="12pt" fo:font-weight="normal" officeooo:rsid="00129d9c" officeooo:paragraph-rsid="00129d9c" style:font-size-asian="10.5pt" style:font-weight-asian="normal" style:font-size-complex="12pt" style:font-weight-complex="normal"/>
    </style:style>
    <style:style style:name="P4" style:family="paragraph" style:parent-style-name="Standard">
      <style:text-properties style:font-name="Calibri" fo:font-size="12pt" fo:font-weight="normal" officeooo:rsid="00129d9c" officeooo:paragraph-rsid="00161e76" style:font-size-asian="10.5pt" style:font-weight-asian="normal" style:font-size-complex="12pt" style:font-weight-complex="normal"/>
    </style:style>
    <style:style style:name="P5" style:family="paragraph" style:parent-style-name="Standard">
      <style:text-properties style:font-name="Calibri" fo:font-size="12pt" fo:font-weight="normal" officeooo:rsid="00129d9c" officeooo:paragraph-rsid="00234295" style:font-size-asian="10.5pt" style:font-weight-asian="normal" style:font-size-complex="12pt" style:font-weight-complex="normal"/>
    </style:style>
    <style:style style:name="P6" style:family="paragraph" style:parent-style-name="Standard">
      <style:text-properties style:font-name="Calibri" fo:font-size="12pt" fo:font-weight="normal" officeooo:rsid="00129d9c" officeooo:paragraph-rsid="00129d9c" style:font-size-asian="12pt" style:font-weight-asian="normal" style:font-size-complex="12pt" style:font-weight-complex="normal"/>
    </style:style>
    <style:style style:name="P7" style:family="paragraph" style:parent-style-name="Standard">
      <style:text-properties style:font-name="Candara" fo:font-size="14pt" fo:font-weight="bold" officeooo:rsid="00129d9c" officeooo:paragraph-rsid="00129d9c" style:font-size-asian="14pt" style:font-weight-asian="bold" style:font-size-complex="14pt" style:font-weight-complex="bold"/>
    </style:style>
    <style:style style:name="P8" style:family="paragraph" style:parent-style-name="Standard">
      <style:text-properties style:font-name="Calibri" fo:font-size="12pt" fo:font-style="italic" fo:font-weight="normal" officeooo:rsid="00129d9c" officeooo:paragraph-rsid="00129d9c" style:font-size-asian="10.5pt" style:font-style-asian="italic" style:font-weight-asian="normal" style:font-size-complex="12pt" style:font-style-complex="italic" style:font-weight-complex="normal"/>
    </style:style>
    <style:style style:name="T1" style:family="text">
      <style:text-properties style:font-name="Candara" fo:font-weight="bold" style:font-weight-asian="bold" style:font-weight-complex="bold"/>
    </style:style>
    <style:style style:name="T2" style:family="text">
      <style:text-properties style:font-name="Candara" fo:font-weight="bold" officeooo:rsid="001b6564" style:font-weight-asian="bold" style:font-weight-complex="bold"/>
    </style:style>
    <style:style style:name="T3" style:family="text">
      <style:text-properties style:font-name="Candara" fo:font-style="italic" officeooo:rsid="002a0ebd" style:font-style-asian="italic" style:font-style-complex="italic"/>
    </style:style>
    <style:style style:name="T4" style:family="text">
      <style:text-properties style:font-name="Candara" fo:font-style="italic" officeooo:rsid="00282686" style:font-style-asian="italic" style:font-style-complex="italic"/>
    </style:style>
    <style:style style:name="T5" style:family="text">
      <style:text-properties officeooo:rsid="0013ff70"/>
    </style:style>
    <style:style style:name="T6" style:family="text">
      <style:text-properties officeooo:rsid="0020be25"/>
    </style:style>
    <style:style style:name="T7" style:family="text">
      <style:text-properties officeooo:rsid="00231a0b"/>
    </style:style>
    <style:style style:name="T8" style:family="text">
      <style:text-properties officeooo:rsid="0024d5fd"/>
    </style:style>
    <style:style style:name="T9" style:family="text">
      <style:text-properties fo:font-style="italic" officeooo:rsid="002e9642" style:font-style-asian="italic" style:font-style-complex="italic"/>
    </style:style>
    <style:style style:name="T10" style:family="text">
      <style:text-properties fo:font-style="italic" officeooo:rsid="00320c72" style:font-style-asian="italic" style:font-style-complex="italic"/>
    </style:style>
    <style:style style:name="T11" style:family="text">
      <style:text-properties officeooo:rsid="002e9642"/>
    </style:style>
    <style:style style:name="T12" style:family="text">
      <style:text-properties officeooo:rsid="0030280e"/>
    </style:style>
    <style:style style:name="T13" style:family="text">
      <style:text-properties officeooo:rsid="00320c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Objectives</text:p>
      <text:p text:style-name="P5">The problem is the traditional method of deploying and managing networks is no longer scalable for COSTAATT. We first need to understand how we traditionally manage the network and how this is <text:span text:style-name="T5">counterproductive to our everyday operations</text:span>. <text:span text:style-name="T8">The areas that need to be addressed is documentation, change management, and testing. </text:span>Below breaks down each of the issues and the DevOps approach that will be taken to rectify these issues. </text:p>
      <text:p text:style-name="P3"/>
      <text:p text:style-name="P2">3.1 Documentation and Production Network as the single source of truth:</text:p>
      <text:p text:style-name="P3">We rely on documentation such as the classic Visio diagrams for topology requirements, Spreadsheets/Word Docs for IP Addressing Scheme and VLAN provisioning as well as emails communicating network changes. Manual modification to documentation is necessary to track changes and this is not done frequently. It is also difficult to maintain these documents consistency across multiple teams. </text:p>
      <text:p text:style-name="P3"/>
      <text:p text:style-name="P4">The Production network as the single source of truth means that whatever is in production and currently running is the state of the network. Often times when we deploy a network and we have to make changes we make these changes directly in production. This can be risky as changes that are thought to be non-detrimental can have a major negative impact on the network and its users. </text:p>
      <text:p text:style-name="P3"/>
      <text:p text:style-name="P1">3.1.1 Version Control System</text:p>
      <text:p text:style-name="P3">A version control system like Git with infrastructure as code (Python) so the changes become self documenting and are at a centralized point of control.<text:span text:style-name="T1"> </text:span><text:span text:style-name="T3">(</text:span><text:span text:style-name="T4">Write about version control systems and the collaborative capabilities that comes with it</text:span><text:span text:style-name="T3">)</text:span></text:p>
      <text:p text:style-name="P8"/>
      <text:p text:style-name="P3"><text:span text:style-name="T1">3.1.2 Net</text:span><text:span text:style-name="T2">B</text:span><text:span text:style-name="T1">ox for single source of truth</text:span></text:p>
      <text:p text:style-name="P3">Keep the single source of truth separate by having a separate system from the production network like a server, database or version control system that captures information such as network configuration and related information to the network. We will explore NetBox which is a software designed to keep network information in a centralized location. <text:span text:style-name="T9">(This needs improving)</text:span></text:p>
      <text:p text:style-name="P3"/>
      <text:p text:style-name="P3"/>
      <text:p text:style-name="P2">3.2 Configuration Management</text:p>
      <text:p text:style-name="P6">We are <text:span text:style-name="T7">presently </text:span>using CLI-based configuration changes to manually make changes on network devices. This is prone to human error since we can make mistakes with regards to syntax and maintaining consistency when configurations have to be made across a fleet of devices. Configuration changes can become a repeatable task where we have redundant switches or routers in place. This can become a very time consuming activity especially with limited staff. <text:span text:style-name="T9">(Speak on vendor specific syntax and its complexity when managing a multi vendor environment)</text:span></text:p>
      <text:p text:style-name="P3"/>
      <text:p text:style-name="P3">We can use automation tools and frameworks in order to simplify the configuration process and adopt an Infrastructure as Code solution. In this scenario we will utilize Ansible, a python based automation framework originally developed for server administration but has now been adapted to manage network devices. <text:span text:style-name="T12">(Talk about push vs pulled based configs, agent vs agentless and alternative options)</text:span></text:p>
      <text:p text:style-name="P3"/>
      <text:p text:style-name="P2"/>
      <text:p text:style-name="P2"/>
      <text:p text:style-name="P2"/>
      <text:p text:style-name="P2"><text:soft-page-break/></text:p>
      <text:p text:style-name="P2"/>
      <text:p text:style-name="P2">3.3 Automated Testing and Testing Framework</text:p>
      <text:p text:style-name="P3">Testing is important in DevOps but this has been a huge limitation for network engineers since traditionally for testing we would have to utilize real equipment. Having a non production lab environment can be costly and most organizations cannot afford this. </text:p>
      <text:p text:style-name="P3"/>
      <text:p text:style-name="P3">Traditionally we relied on protocols and CLI tools such as ping, traceroute and SNMP as a means to test our networks efficiency and reliability. We are now utilizing Python to manage our network so we require a way to not only test our network but test the code we deploy to our network to ensure we are making non destructive changes to our environment. </text:p>
      <text:p text:style-name="P3"/>
      <text:p text:style-name="P1">3.3.1 Virtualized networks for testing</text:p>
      <text:p text:style-name="P3">Virtualized networks can be used for testing in order to anticipate network behaviour. It may not give us an exact replication of our production environment but it at least helps us determine the approximate effects of making a change to our network. GNS3 lets us work with virtualized network operating systems in order to test potential network implementations. <text:span text:style-name="T6">There are many platforms available for prototyping </text:span></text:p>
      <text:p text:style-name="P1"><text:tab/></text:p>
      <text:p text:style-name="P1">3.3.2 Utilize testing frameworks to validate network functionality</text:p>
      <text:p text:style-name="P3">We have testing frameworks available to validate our code before pushing changes to production. The following tools will be explored. <text:span text:style-name="T10">(Complete once this is clear from the research)</text:span></text:p>
      <text:p text:style-name="P3"/>
      <text:p text:style-name="P3"/>
      <text:p text:style-name="P3"/>
      <text:p text:style-name="P2">3.4 Continuous integration and continuous deployment (CI/C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T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T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16:07:27.575000000</meta:creation-date>
    <dc:date>2025-01-01T14:11:32.073000000</dc:date>
    <meta:editing-duration>PT1H27M</meta:editing-duration>
    <meta:editing-cycles>28</meta:editing-cycles>
    <meta:generator>LibreOffice/7.6.7.2$Windows_X86_64 LibreOffice_project/dd47e4b30cb7dab30588d6c79c651f218165e3c5</meta:generator>
    <meta:document-statistic meta:table-count="0" meta:image-count="0" meta:object-count="0" meta:page-count="2" meta:paragraph-count="21" meta:word-count="684" meta:character-count="4359" meta:non-whitespace-character-count="3688"/>
  </office:meta>
</office:document-meta>
</file>